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2.752cm" style:rel-column-width="10599*"/>
    </style:style>
    <style:style style:name="Таблица2.B" style:family="table-column">
      <style:table-column-properties style:column-width="2.75cm" style:rel-column-width="10592*"/>
    </style:style>
    <style:style style:name="Таблица2.E" style:family="table-column">
      <style:table-column-properties style:column-width="6.013cm" style:rel-column-width="231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037cm" style:rel-column-width="7847*"/>
    </style:style>
    <style:style style:name="Таблица3.B" style:family="table-column">
      <style:table-column-properties style:column-width="3.627cm" style:rel-column-width="13969*"/>
    </style:style>
    <style:style style:name="Таблица3.C" style:family="table-column">
      <style:table-column-properties style:column-width="3.515cm" style:rel-column-width="13541*"/>
    </style:style>
    <style:style style:name="Таблица3.D" style:family="table-column">
      <style:table-column-properties style:column-width="2.152cm" style:rel-column-width="8289*"/>
    </style:style>
    <style:style style:name="Таблица3.E" style:family="table-column">
      <style:table-column-properties style:column-width="2.833cm" style:rel-column-width="10912*"/>
    </style:style>
    <style:style style:name="Таблица3.F" style:family="table-column">
      <style:table-column-properties style:column-width="2.85cm" style:rel-column-width="1097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fo:language="ru" fo:country="RU" style:font-size-asian="14pt" style:font-size-complex="14pt"/>
    </style:style>
    <style:style style:name="P16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DejaVu Sans Mono" fo:font-size="12pt" fo:language="ru" fo:country="RU" style:font-size-asian="12pt" style:font-size-complex="12pt"/>
    </style:style>
    <style:style style:name="P24" style:family="paragraph" style:parent-style-name="Standard">
      <style:paragraph-properties fo:line-height="150%" fo:text-align="end" style:justify-single-word="false"/>
      <style:text-properties style:font-name="DejaVu Sans Mono" fo:font-size="12pt" fo:language="ru" fo:country="RU" style:font-size-asian="12pt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DejaVu Sans Mono" fo:font-size="12pt" fo:language="ru" fo:country="RU" style:font-size-asian="12pt" style:font-size-complex="12pt"/>
    </style:style>
    <style:style style:name="P26" style:family="paragraph" style:parent-style-name="Standard">
      <style:text-properties style:font-name="DejaVu Sans Mono" fo:language="ru" fo:country="RU"/>
    </style:style>
    <style:style style:name="P27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8" style:family="paragraph" style:parent-style-name="Standard">
      <style:paragraph-properties fo:line-height="150%" fo:text-align="start" style:justify-single-word="false"/>
      <style:text-properties fo:font-size="16pt" fo:language="ru" fo:country="RU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#4</text:span></text:p>
      <text:p text:style-name="P1">Дисциплина: Теория языков программирования</text:p>
      <text:p text:style-name="P1">Тема: Семантический анализ транслируемой программы</text:p>
      <text:p text:style-name="P1"><text:span text:style-name="T1">(</text:span>Язык Кумир<text:span text:style-name="T1">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Студент</text:p>
          </table:table-cell>
          <table:table-cell table:style-name="Table1.B1" office:value-type="string">
            <text:p text:style-name="P10">Рясков А.С.</text:p>
          </table:table-cell>
        </table:table-row>
        <table:table-row>
          <table:table-cell table:style-name="Table1.A2" office:value-type="string">
            <text:p text:style-name="P10">Группа</text:p>
          </table:table-cell>
          <table:table-cell table:style-name="Table1.B2" office:value-type="string">
            <text:p text:style-name="P10">ИВТ-460</text:p>
          </table:table-cell>
        </table:table-row>
        <table:table-row>
          <table:table-cell table:style-name="Table1.A2" office:value-type="string">
            <text:p text:style-name="P10">Дата сдачи</text:p>
          </table:table-cell>
          <table:table-cell table:style-name="Table1.B2" office:value-type="string">
            <text:p text:style-name="P10"><text:span text:style-name="T1">29</text:span>.<text:span text:style-name="T1">12</text:span>.11</text:p>
          </table:table-cell>
        </table:table-row>
        <table:table-row>
          <table:table-cell table:style-name="Table1.A2" office:value-type="string">
            <text:p text:style-name="P10">Преподаватель</text:p>
          </table:table-cell>
          <table:table-cell table:style-name="Table1.B2" office:value-type="string">
            <text:p text:style-name="P10">Сычёв О.А.</text:p>
          </table:table-cell>
        </table:table-row>
        <table:table-row>
          <table:table-cell table:style-name="Table1.A2" office:value-type="string">
            <text:p text:style-name="P10">Оценка/Подпись</text:p>
          </table:table-cell>
          <table:table-cell table:style-name="Table1.B2" office:value-type="string">
            <text:p text:style-name="P10"/>
          </table:table-cell>
        </table:table-row>
      </table:table>
      <text:p text:style-name="P1"/>
      <text:p text:style-name="P2"/>
      <text:p text:style-name="P1">Перечень реализуемых возможностей</text:p>
      <text:p text:style-name="P3"/>
      <text:list xml:id="list40297879" text:style-name="L1">
        <text:list-item>
          <text:p text:style-name="P14">Встроенные типы данных (целые числа (один тип), символы, строки (если есть в языке как самостоятельный тип)), переменные</text:p>
        </text:list-item>
        <text:list-item>
          <text:p text:style-name="P14">Массивы</text:p>
        </text:list-item>
        <text:list-item>
          <text:p text:style-name="P15">Выражения с использованием арифметических операций, присваивания</text:p>
        </text:list-item>
        <text:list-item>
          <text:p text:style-name="P14">Классы/функции для работы с консолью (ввод/вывод)</text:p>
        </text:list-item>
        <text:list-item>
          <text:p text:style-name="P14">Функции (процедуры)</text:p>
          <text:p text:style-name="P14"/>
        </text:list-item>
      </text:list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5"><text:soft-page-break/></text:p>
      <text:p text:style-name="P5">Ошибки, которые обнаруживает семантический анализатор</text:p>
      <text:p text:style-name="P4"/>
      <text:list xml:id="list40292306" text:style-name="L2">
        <text:list-item>
          <text:p text:style-name="P16">Функция не возвращает значения («знач» не обнаружен)</text:p>
        </text:list-item>
        <text:list-item>
          <text:p text:style-name="P16">Процедура имеет в своём теле «знач»</text:p>
        </text:list-item>
        <text:list-item>
          <text:p text:style-name="P16">Переменные не объявлены</text:p>
        </text:list-item>
        <text:list-item>
          <text:p text:style-name="P16">Обращение к массиву не по целочисленным индексам</text:p>
        </text:list-item>
        <text:list-item>
          <text:p text:style-name="P16">Вызов процедуры/функции не соответствует значениям типов параметров в её определении</text:p>
        </text:list-item>
        <text:list-item>
          <text:p text:style-name="P16">Количество параметров в вызываемой процедуре/функции не совпадает с определением</text:p>
        </text:list-item>
        <text:list-item>
          <text:p text:style-name="P16">Обращение к необъявленной процедуре/функции</text:p>
        </text:list-item>
        <text:list-item>
          <text:p text:style-name="P16">В выражении совмещены несовместимые типы</text:p>
        </text:list-item>
      </text:list>
      <text:p text:style-name="P4"/>
      <text:p text:style-name="P4"/>
      <text:p text:style-name="P4"/>
      <text:p text:style-name="P5">Список таблиц, составляемых семантическим анализатором</text:p>
      <text:list xml:id="list40300333" text:style-name="L3">
        <text:list-item>
          <text:p text:style-name="P17">Таблица констант</text:p>
        </text:list-item>
      </text:list>
      <text:p text:style-name="P4">Состав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№ константы </text:p>
            <text:p text:style-name="P8"><text:span text:style-name="T2">(</text:span>int<text:span text:style-name="T2">)</text:span></text:p>
          </table:table-cell>
          <table:table-cell table:style-name="Таблица1.A1" office:value-type="string">
            <text:p text:style-name="P8">Местонахождения</text:p>
            <text:p text:style-name="P8">(int[])</text:p>
          </table:table-cell>
          <table:table-cell table:style-name="Таблица1.A1" office:value-type="string">
            <text:p text:style-name="P8"><text:span text:style-name="T2">Тип константы<text:line-break/></text:span>(String)</text:p>
          </table:table-cell>
          <table:table-cell table:style-name="Таблица1.D1" office:value-type="string">
            <text:p text:style-name="P6">Значение </text:p>
            <text:p text:style-name="P8">(Object<text:span text:style-name="T2">) </text:span></text:p>
          </table:table-cell>
        </table:table-row>
      </table:table>
      <text:p text:style-name="P6"/>
      <text:list xml:id="list40315738" text:style-name="L4">
        <text:list-item>
          <text:p text:style-name="P19">Таблица локальных переменных:</text:p>
        </text:list-item>
      </text:list>
      <text:p text:style-name="P6">Состав: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office:value-type="string">
            <text:p text:style-name="P6">№ константы</text:p>
            <text:p text:style-name="P6">(<text:span text:style-name="T1">int</text:span>)</text:p>
          </table:table-cell>
          <table:table-cell table:style-name="Таблица2.A1" office:value-type="string">
            <text:p text:style-name="P8">Местонахождения</text:p>
            <text:p text:style-name="P8">(int[])</text:p>
          </table:table-cell>
          <table:table-cell table:style-name="Таблица2.A1" office:value-type="string">
            <text:p text:style-name="P8"><text:span text:style-name="T2">Тип константы<text:line-break/></text:span>(String)</text:p>
          </table:table-cell>
          <table:table-cell table:style-name="Таблица2.A1" office:value-type="string">
            <text:p text:style-name="P6">Значение </text:p>
            <text:p text:style-name="P8">(Object<text:span text:style-name="T2">) </text:span></text:p>
          </table:table-cell>
          <table:table-cell table:style-name="Таблица2.E1" office:value-type="string">
            <text:p text:style-name="P6">№ константы-идентификатора функции, в области видимости которой она находится (из таблицы констант)</text:p>
          </table:table-cell>
        </table:table-row>
      </table:table>
      <text:p text:style-name="P6"/>
      <text:list xml:id="list40291251" text:style-name="L5">
        <text:list-item>
          <text:p text:style-name="P20"><text:soft-page-break/>Таблица функций/процедур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2">ID</text:p>
          </table:table-cell>
          <table:table-cell table:style-name="Таблица3.A1" office:value-type="string">
            <text:p text:style-name="P12">ID <text:span text:style-name="T2">в таб.кон. </text:span></text:p>
            <text:p text:style-name="P12">(NameAndType)</text:p>
          </table:table-cell>
          <table:table-cell table:style-name="Таблица3.A1" office:value-type="string">
            <text:p text:style-name="P11">Возвращаемое значение</text:p>
          </table:table-cell>
          <table:table-cell table:style-name="Таблица3.A1" office:value-type="string">
            <text:p text:style-name="P11">Имя</text:p>
          </table:table-cell>
          <table:table-cell table:style-name="Таблица3.A1" office:value-type="string">
            <text:p text:style-name="P13">Кол-во параметров</text:p>
          </table:table-cell>
          <table:table-cell table:style-name="Таблица3.F1" office:value-type="string">
            <text:p text:style-name="P13">Дескриптор</text:p>
          </table:table-cell>
        </table:table-row>
      </table:table>
      <text:list xml:id="list40317473" text:continue-numbering="true" text:style-name="L5">
        <text:list-header>
          <text:p text:style-name="P20"/>
        </text:list-header>
      </text:list>
      <text:p text:style-name="P6"/>
      <text:p text:style-name="P6"/>
      <text:p text:style-name="P7">Перечень преобразований дерева</text:p>
      <text:list xml:id="list40288728" text:style-name="L6">
        <text:list-item>
          <text:p text:style-name="P21">Приведение бинарной операции <text:s/>«<text:span text:style-name="T1">id[]</text:span>:<text:span text:style-name="T1">=value</text:span>» к тернарной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/>
      <text:p text:style-name="P1"><text:soft-page-break/>Класс строки таблицы локальных переменных</text:p>
      <text:p text:style-name="P23"><text:span text:style-name="keyword2_5f_java">package</text:span> semantic<text:span text:style-name="symbol0_5f_java">;</text:span></text:p>
      <text:p text:style-name="P23"/>
      <text:p text:style-name="P23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23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23"/>
      <text:p text:style-name="P23"><text:span text:style-name="keyword0_5f_java">public</text:span> <text:span text:style-name="keyword2_5f_java">class</text:span> LocalsTableRow <text:span text:style-name="symbol0_5f_java">{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ID локальной переменной в данной функции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3_5f_java">int</text:span> m_trueID<text:span text:style-name="symbol0_5f_java">;</text:span></text:p>
      <text:p text:style-name="P23"><text:s text:c="4"/><text:span text:style-name="comment_5f_multi_5f_java">/*</text:span></text:p>
      <text:p text:style-name="P23"><text:span text:style-name="comment_5f_multi_5f_java"><text:s text:c="5"/>* Местоположения данного символа (но не конкретной переменной!)</text:span></text:p>
      <text:p text:style-name="P23"><text:span text:style-name="comment_5f_multi_5f_java"><text:s text:c="5"/>*/</text:span></text:p>
      <text:p text:style-name="P23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s<text:span text:style-name="symbol0_5f_java">;</text:span></text:p>
      <text:p text:style-name="P23"><text:s text:c="4"/><text:span text:style-name="comment_5f_multi_5f_java">/*</text:span></text:p>
      <text:p text:style-name="P23"><text:span text:style-name="comment_5f_multi_5f_java"><text:s text:c="5"/>* Тип переменной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2_5f_java">String</text:span> m_constantType<text:span text:style-name="symbol0_5f_java">;</text:span></text:p>
      <text:p text:style-name="P23"><text:s text:c="4"/><text:span text:style-name="comment_5f_multi_5f_java">/*</text:span></text:p>
      <text:p text:style-name="P23"><text:span text:style-name="comment_5f_multi_5f_java"><text:s text:c="5"/>* Имя переменной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2_5f_java">Object</text:span> m_value<text:span text:style-name="symbol0_5f_java">;</text:span></text:p>
      <text:p text:style-name="P23"><text:s text:c="4"/><text:span text:style-name="comment_5f_multi_5f_java">/*</text:span></text:p>
      <text:p text:style-name="P23"><text:span text:style-name="comment_5f_multi_5f_java"><text:s text:c="5"/>* Является ли переменная параметром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3_5f_java">boolean</text:span> m_isParameter<text:span text:style-name="symbol0_5f_java">;</text:span></text:p>
      <text:p text:style-name="P23"><text:s text:c="4"/><text:span text:style-name="comment_5f_multi_5f_java">/*</text:span></text:p>
      <text:p text:style-name="P23"><text:span text:style-name="comment_5f_multi_5f_java"><text:s text:c="5"/>* ID функции в таблице функций, которой пренадлежит данная переменная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3_5f_java">int</text:span> m_idFunc<text:span text:style-name="symbol0_5f_java">;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 text:c="4"/><text:span text:style-name="comment_5f_multi_5f_java">/*</text:span></text:p>
      <text:p text:style-name="P23"><text:span text:style-name="comment_5f_multi_5f_java"><text:s text:c="5"/>* Конструктор, который создаёт запись в таблице локальных переменных,</text:span></text:p>
      <text:p text:style-name="P23"><text:span text:style-name="comment_5f_multi_5f_java"><text:s text:c="5"/>* исходя из массива местоположений, типа переменной, имени переменной, id</text:span></text:p>
      <text:p text:style-name="P23"><text:span text:style-name="comment_5f_multi_5f_java"><text:s text:c="5"/>* функции, в которой переменная существует, признака, является ли</text:span></text:p>
      <text:p text:style-name="P23"><text:span text:style-name="comment_5f_multi_5f_java"><text:s text:c="5"/>* переменная параметром.</text:span></text:p>
      <text:p text:style-name="P23"><text:span text:style-name="comment_5f_multi_5f_java"><text:s text:c="5"/>*/</text:span></text:p>
      <text:p text:style-name="P23"><text:s text:c="4"/><text:span text:style-name="keyword0_5f_java">public</text:span> Local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constType, <text:span text:style-name="keyword2_5f_java">Object</text:span> value, <text:span text:style-name="keyword3_5f_java">int</text:span> idFunc, <text:span text:style-name="keyword3_5f_java">boolean</text:span> isParam<text:span text:style-name="symbol0_5f_java">)</text:span> <text:span text:style-name="symbol0_5f_java">{</text:span></text:p>
      <text:p text:style-name="P23"><text:s text:c="8"/>m_locs <text:span text:style-name="symbol0_5f_java">=</text:span> locs<text:span text:style-name="symbol0_5f_java">;</text:span></text:p>
      <text:p text:style-name="P23"><text:s text:c="8"/>m_constantType <text:span text:style-name="symbol0_5f_java">=</text:span> constType<text:span text:style-name="symbol0_5f_java">;</text:span></text:p>
      <text:p text:style-name="P23"/>
      <text:p text:style-name="P23"><text:s text:c="8"/>m_value <text:span text:style-name="symbol0_5f_java">=</text:span> value<text:span text:style-name="symbol0_5f_java">;</text:span></text:p>
      <text:p text:style-name="P23"><text:s text:c="8"/>m_idFunc <text:span text:style-name="symbol0_5f_java">=</text:span> idFunc<text:span text:style-name="symbol0_5f_java">;</text:span></text:p>
      <text:p text:style-name="P23"><text:s text:c="8"/>m_isParameter <text:span text:style-name="symbol0_5f_java">=</text:span> isParam<text:span text:style-name="symbol0_5f_java">;</text:span></text:p>
      <text:p text:style-name="P23"/>
      <text:p text:style-name="P23"><text:s text:c="8"/>m_trueID <text:span text:style-name="symbol0_5f_java">=</text:span> calculateTrueID<text:span text:style-name="symbol0_5f_java">(</text:span>idFunc<text:span text:style-name="symbol0_5f_java">);</text:span></text:p>
      <text:p text:style-name="P23"/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ычисляет истинный ID локальной переменной. Функция гарантирует, что если</text:span></text:p>
      <text:p text:style-name="P23"><text:span text:style-name="comment_5f_multi_5f_java"><text:s text:c="5"/>* начата новая процедура/функция, то ID переменных начнутся с 0, а не с</text:span></text:p>
      <text:p text:style-name="P23"><text:span text:style-name="comment_5f_multi_5f_java"><text:s text:c="5"/>* того числа, которым закончились IDs прошлых функций (что закономерно, так</text:span></text:p>
      <text:p text:style-name="P23"><text:span text:style-name="comment_5f_multi_5f_java"><text:s text:c="5"/>* как здесь одна таблица на все функции)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3_5f_java">int</text:span> calculateTrueID<text:span text:style-name="symbol0_5f_java">(</text:span><text:span text:style-name="keyword3_5f_java">int</text:span> funID<text:span text:style-name="symbol0_5f_java">)</text:span> <text:span text:style-name="symbol0_5f_java">{</text:span></text:p>
      <text:p text:style-name="P23"><text:s text:c="8"/><text:span text:style-name="keyword3_5f_java">int</text:span> result <text:span text:style-name="symbol0_5f_java">=</text:span> <text:span text:style-name="number_5f_java">0</text:span><text:span text:style-name="symbol0_5f_java">;</text:span></text:p>
      <text:p text:style-name="P23"/>
      <text:p text:style-name="P23"><text:s text:c="8"/><text:span text:style-name="keyword2_5f_java">Iterator</text:span> it <text:span text:style-name="symbol0_5f_java">=</text:span> Semantic.<text:span text:style-name="member0_5f_java">localsTable</text:span>.<text:span text:style-name="member0_5f_java">getIterator</text:span><text:span text:style-name="symbol0_5f_java">();</text:span></text:p>
      <text:p text:style-name="P23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23"><text:s text:c="12"/>LocalsTableRow row <text:span text:style-name="symbol0_5f_java">=</text:span> <text:span text:style-name="symbol0_5f_java">(</text:span>LocalsTableRow<text:span text:style-name="symbol0_5f_java">)</text:span> it.<text:span text:style-name="member0_5f_java">next</text:span><text:span text:style-name="symbol0_5f_java">();</text:span></text:p>
      <text:p text:style-name="P23"><text:s text:c="12"/><text:span text:style-name="keyword0_5f_java">if</text:span> <text:span text:style-name="symbol0_5f_java">(</text:span>row.<text:span text:style-name="member0_5f_java">getFuncID</text:span><text:span text:style-name="symbol0_5f_java">()</text:span> <text:span text:style-name="symbol0_5f_java">==</text:span> funID<text:span text:style-name="symbol0_5f_java">)</text:span> <text:span text:style-name="symbol0_5f_java">{</text:span></text:p>
      <text:p text:style-name="P23"><text:s text:c="16"/>result<text:span text:style-name="symbol0_5f_java">++;</text:span></text:p>
      <text:p text:style-name="P23"><text:s text:c="12"/><text:span text:style-name="symbol0_5f_java">}</text:span></text:p>
      <text:p text:style-name="P23"><text:s text:c="8"/><text:span text:style-name="symbol0_5f_java">}</text:span></text:p>
      <text:p text:style-name="P23"/>
      <text:p text:style-name="P23"><text:s text:c="8"/><text:span text:style-name="keyword0_5f_java">return</text:span> result<text:span text:style-name="symbol0_5f_java">;</text:span></text:p>
      <text:p text:style-name="P23"><text:s text:c="4"/><text:span text:style-name="symbol0_5f_java">}</text:span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oft-page-break/><text:s text:c="4"/><text:span text:style-name="comment_5f_multi_5f_java">/*</text:span></text:p>
      <text:p text:style-name="P23"><text:span text:style-name="comment_5f_multi_5f_java"><text:s text:c="5"/>* Возвращает название переменной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23"><text:s text:c="8"/><text:span text:style-name="keyword0_5f_java">return</text:span> m_value<text:span text:style-name="symbol0_5f_java">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Печатает строку в stdout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void</text:span> print<text:span text:style-name="symbol0_5f_java">()</text:span> <text:span text:style-name="symbol0_5f_java">{</text:span></text:p>
      <text:p text:style-name="P23"><text:s text:c="8"/><text:span text:style-name="keyword2_5f_java">String</text:span> numLocs <text:span text:style-name="symbol0_5f_java">=</text:span> <text:span text:style-name="string_5f_java">""</text:span><text:span text:style-name="symbol0_5f_java">;</text:span></text:p>
      <text:p text:style-name="P23"><text:s text:c="8"/><text:span text:style-name="keyword2_5f_java">Iterator</text:span> it <text:span text:style-name="symbol0_5f_java">=</text:span> m_locs.<text:span text:style-name="member0_5f_java">iterator</text:span><text:span text:style-name="symbol0_5f_java">();</text:span></text:p>
      <text:p text:style-name="P23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23"><text:s text:c="12"/>numLocs <text:span text:style-name="symbol0_5f_java">+=</text:span> it.<text:span text:style-name="member0_5f_java">next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23"><text:s text:c="8"/><text:span text:style-name="symbol0_5f_java">}</text:span></text:p>
      <text:p text:style-name="P23"><text:s text:c="8"/>numLocs <text:span text:style-name="symbol0_5f_java">=</text:span> numLocs.<text:span text:style-name="member0_5f_java">substring</text:span><text:span text:style-name="symbol0_5f_java">(</text:span><text:span text:style-name="number_5f_java">0</text:span>, numLoc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23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%d|</text:span><text:span text:style-name="escaped_5f_java">\n</text:span><text:span text:style-name="string_5f_java">"</text:span>, m_trueID, numLocs, m_constantType, m_value.<text:span text:style-name="member0_5f_java">toString</text:span><text:span text:style-name="symbol0_5f_java">()</text:span>, m_idFunc<text:span text:style-name="symbol0_5f_java">)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Возвращает местоположения символа (местоположения вообще в программе)</text:span></text:p>
      <text:p text:style-name="P23"><text:span text:style-name="comment_5f_multi_5f_java"><text:s text:c="5"/>* Если требуется отследить в конкретной функции, нужно модифицировать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s<text:span text:style-name="symbol0_5f_java">()</text:span> <text:span text:style-name="symbol0_5f_java">{</text:span></text:p>
      <text:p text:style-name="P23"><text:s text:c="8"/><text:span text:style-name="keyword0_5f_java">return</text:span> m_locs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ID переменной в таблице локальных переменных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23"><text:s text:c="8"/><text:span text:style-name="keyword0_5f_java">return</text:span> m_trueID<text:span text:style-name="symbol0_5f_java">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Возвращает ID функции, которой пренадлежит данная переменная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int</text:span> getFuncID<text:span text:style-name="symbol0_5f_java">()</text:span> <text:span text:style-name="symbol0_5f_java">{</text:span></text:p>
      <text:p text:style-name="P23"><text:s text:c="8"/><text:span text:style-name="keyword0_5f_java">return</text:span> m_idFunc<text:span text:style-name="symbol0_5f_java">;</text:span></text:p>
      <text:p text:style-name="P23"><text:s text:c="4"/><text:span text:style-name="symbol0_5f_java">}</text:span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oft-page-break/><text:s text:c="4"/><text:span text:style-name="comment_5f_multi_5f_java">/*</text:span></text:p>
      <text:p text:style-name="P23"><text:span text:style-name="comment_5f_multi_5f_java"><text:s text:c="5"/>* Возвращает тип переменной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23"><text:s text:c="8"/><text:span text:style-name="keyword0_5f_java">return</text:span> m_constantType<text:span text:style-name="symbol0_5f_java">;</text:span></text:p>
      <text:p text:style-name="P23"><text:s text:c="4"/><text:span text:style-name="symbol0_5f_java">}</text:span></text:p>
      <text:p text:style-name="P23"><text:span text:style-name="symbol0_5f_java">}</text:span></text:p>
      <text:p text:style-name="P24"/>
      <text:p text:style-name="P24"/>
      <text:p text:style-name="P30">Класс строки таблицы функций</text:p>
      <text:p text:style-name="P26"><text:span text:style-name="keyword2_5f_java">package</text:span> semantic<text:span text:style-name="symbol0_5f_java">;</text:span></text:p>
      <text:p text:style-name="P26"/>
      <text:p text:style-name="P26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26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26"/>
      <text:p text:style-name="P26"><text:span text:style-name="keyword0_5f_java">public</text:span> <text:span text:style-name="keyword2_5f_java">class</text:span> FPTableRow <text:span text:style-name="symbol0_5f_java">{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Статический счетчик для ID</text:span></text:p>
      <text:p text:style-name="P26"><text:span text:style-name="comment_5f_multi_5f_java"><text:s text:c="5"/>*/</text:span></text:p>
      <text:p text:style-name="P26"><text:s text:c="4"/><text:span text:style-name="keyword0_5f_java">static</text:span> <text:span text:style-name="keyword3_5f_java">int</text:span> idCount <text:span text:style-name="symbol0_5f_java">=</text:span> <text:span text:style-name="number_5f_java">0</text:span><text:span text:style-name="symbol0_5f_java">;</text:span></text:p>
      <text:p text:style-name="P26"><text:s text:c="4"/><text:span text:style-name="comment_5f_multi_5f_java">/*</text:span></text:p>
      <text:p text:style-name="P26"><text:span text:style-name="comment_5f_multi_5f_java"><text:s text:c="5"/>* Имя функции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2_5f_java">String</text:span> m_name<text:span text:style-name="symbol0_5f_java">;</text:span></text:p>
      <text:p text:style-name="P26"><text:s text:c="4"/><text:span text:style-name="comment_5f_multi_5f_java">/*</text:span></text:p>
      <text:p text:style-name="P26"><text:span text:style-name="comment_5f_multi_5f_java"><text:s text:c="5"/>* ID в таблице функций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3_5f_java">int</text:span> m_ID<text:span text:style-name="symbol0_5f_java">;</text:span></text:p>
      <text:p text:style-name="P26"><text:s text:c="4"/><text:span text:style-name="comment_5f_multi_5f_java">/*</text:span></text:p>
      <text:p text:style-name="P26"><text:span text:style-name="comment_5f_multi_5f_java"><text:s text:c="5"/>* ID в таблице констант (NameAndType_info для функции)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3_5f_java">int</text:span> m_constTableID<text:span text:style-name="symbol0_5f_java">;</text:span></text:p>
      <text:p text:style-name="P26"><text:s text:c="4"/><text:span text:style-name="comment_5f_multi_5f_java">/*</text:span></text:p>
      <text:p text:style-name="P26"><text:span text:style-name="comment_5f_multi_5f_java"><text:s text:c="5"/>* Возвращаемый тип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2_5f_java">String</text:span> m_returnType<text:span text:style-name="symbol0_5f_java">;</text:span></text:p>
      <text:p text:style-name="P26"><text:s text:c="4"/><text:span text:style-name="comment_5f_multi_5f_java">/*</text:span></text:p>
      <text:p text:style-name="P26"><text:span text:style-name="comment_5f_multi_5f_java"><text:s text:c="5"/>* Количество параметров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3_5f_java">int</text:span> m_parCount<text:span text:style-name="symbol0_5f_java">;</text:span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 text:c="4"/><text:span text:style-name="comment_5f_multi_5f_java">/*</text:span></text:p>
      <text:p text:style-name="P26"><text:span text:style-name="comment_5f_multi_5f_java"><text:s text:c="5"/>* Массив типов параметров</text:span></text:p>
      <text:p text:style-name="P26"><text:span text:style-name="comment_5f_multi_5f_java"><text:s text:c="5"/>*/</text:span></text:p>
      <text:p text:style-name="P26"><text:s text:c="4"/><text:span text:style-name="keyword0_5f_java">private</text:span> ArrayList<text:span text:style-name="symbol0_5f_java">&lt;</text:span><text:span text:style-name="keyword2_5f_java">String</text:span><text:span text:style-name="symbol0_5f_java">&gt;</text:span> m_parTypes<text:span text:style-name="symbol0_5f_java">;</text:span></text:p>
      <text:p text:style-name="P26"><text:span text:style-name="symbol0_5f_java"/></text:p>
      <text:p text:style-name="P26"><text:soft-page-break/><text:s text:c="4"/><text:span text:style-name="comment_5f_multi_5f_java">/*</text:span></text:p>
      <text:p text:style-name="P26"><text:span text:style-name="comment_5f_multi_5f_java"><text:s text:c="5"/>* Дескриптор функции в формате NameAndType_info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2_5f_java">String</text:span> m_descriptor<text:span text:style-name="symbol0_5f_java">;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Конструктор создаёт строку таблицы функций из ID в таблице констант</text:span></text:p>
      <text:p text:style-name="P26"><text:span text:style-name="comment_5f_multi_5f_java"><text:s text:c="5"/>* (NameAndType_info), имени функции, возвращаемого значения, количества</text:span></text:p>
      <text:p text:style-name="P26"><text:span text:style-name="comment_5f_multi_5f_java"><text:s text:c="5"/>* параметров, массива типов параметров</text:span></text:p>
      <text:p text:style-name="P26"><text:span text:style-name="comment_5f_multi_5f_java"><text:s text:c="5"/>*</text:span></text:p>
      <text:p text:style-name="P26"><text:span text:style-name="comment_5f_multi_5f_java"><text:s text:c="5"/>*/</text:span></text:p>
      <text:p text:style-name="P26"><text:s text:c="4"/><text:span text:style-name="keyword0_5f_java">public</text:span> FPTableRow<text:span text:style-name="symbol0_5f_java">(</text:span><text:span text:style-name="keyword3_5f_java">int</text:span> idConstTable, <text:span text:style-name="keyword2_5f_java">String</text:span> <text:span text:style-name="keyword2_5f_java">name</text:span>, <text:span text:style-name="keyword2_5f_java">String</text:span> returnType, <text:span text:style-name="keyword3_5f_java">int</text:span> countPar, ArrayList<text:span text:style-name="symbol0_5f_java">&lt;</text:span><text:span text:style-name="keyword2_5f_java">String</text:span><text:span text:style-name="symbol0_5f_java">&gt;</text:span> pars<text:span text:style-name="symbol0_5f_java">)</text:span> <text:span text:style-name="symbol0_5f_java">{</text:span></text:p>
      <text:p text:style-name="P26"><text:s text:c="8"/>m_constTableID <text:span text:style-name="symbol0_5f_java">=</text:span> idConstTable<text:span text:style-name="symbol0_5f_java">;</text:span></text:p>
      <text:p text:style-name="P26"><text:s text:c="8"/>m_ID <text:span text:style-name="symbol0_5f_java">=</text:span> idCount<text:span text:style-name="symbol0_5f_java">++;</text:span></text:p>
      <text:p text:style-name="P26"><text:s text:c="8"/>m_name <text:span text:style-name="symbol0_5f_java">=</text:span> <text:span text:style-name="keyword2_5f_java">name</text:span><text:span text:style-name="symbol0_5f_java">;</text:span></text:p>
      <text:p text:style-name="P26"><text:s text:c="8"/><text:span text:style-name="keyword0_5f_java">if</text:span> <text:span text:style-name="symbol0_5f_java">(</text:span>returnType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26"><text:s text:c="12"/>m_returnType <text:span text:style-name="symbol0_5f_java">=</text:span> returnType<text:span text:style-name="symbol0_5f_java">;</text:span></text:p>
      <text:p text:style-name="P26"><text:s text:c="8"/><text:span text:style-name="symbol0_5f_java">}</text:span> <text:span text:style-name="keyword0_5f_java">else</text:span> <text:span text:style-name="symbol0_5f_java">{</text:span></text:p>
      <text:p text:style-name="P26"><text:s text:c="12"/>m_returnType <text:span text:style-name="symbol0_5f_java">=</text:span> <text:span text:style-name="string_5f_java">"V"</text:span><text:span text:style-name="symbol0_5f_java">;</text:span></text:p>
      <text:p text:style-name="P26"><text:s text:c="8"/><text:span text:style-name="symbol0_5f_java">}</text:span></text:p>
      <text:p text:style-name="P26"><text:s text:c="8"/>m_parCount <text:span text:style-name="symbol0_5f_java">=</text:span> countPar<text:span text:style-name="symbol0_5f_java">;</text:span></text:p>
      <text:p text:style-name="P26"><text:s text:c="8"/>m_parTypes <text:span text:style-name="symbol0_5f_java">=</text:span> pars<text:span text:style-name="symbol0_5f_java">;</text:span></text:p>
      <text:p text:style-name="P26"><text:s text:c="8"/>m_descriptor <text:span text:style-name="symbol0_5f_java">=</text:span> makeDescriptor<text:span text:style-name="symbol0_5f_java">(</text:span>pars, m_returnType<text:span text:style-name="symbol0_5f_java">);</text:span></text:p>
      <text:p text:style-name="P26"/>
      <text:p text:style-name="P26"><text:s text:c="8"/>translateTypes<text:span text:style-name="symbol0_5f_java">();</text:span></text:p>
      <text:p text:style-name="P26"><text:s text:c="4"/><text:span text:style-name="symbol0_5f_java">}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Переводит типы из вида "цел" и "симтаб[10" в вид "I" и "[C"</text:span></text:p>
      <text:p text:style-name="P26"><text:span text:style-name="comment_5f_multi_5f_java"><text:s text:c="5"/>*/</text:span></text:p>
      <text:p text:style-name="P26"><text:s text:c="4"/><text:span text:style-name="keyword0_5f_java">private</text:span> <text:span text:style-name="keyword3_5f_java">void</text:span> translateTypes<text:span text:style-name="symbol0_5f_java">()</text:span> <text:span text:style-name="symbol0_5f_java">{</text:span></text:p>
      <text:p text:style-name="P26"><text:s text:c="8"/>ArrayList<text:span text:style-name="symbol0_5f_java">&lt;</text:span><text:span text:style-name="keyword2_5f_java">String</text:span><text:span text:style-name="symbol0_5f_java">&gt;</text:span> newPar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26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26"><text:s text:c="8"/><text:span text:style-name="keyword0_5f_java">for</text:span> <text:span text:style-name="symbol0_5f_java">(</text:span><text:span text:style-name="keyword2_5f_java">String</text:span> s <text:span text:style-name="symbol0_5f_java">:</text:span> m_parTypes<text:span text:style-name="symbol0_5f_java">)</text:span> <text:span text:style-name="symbol0_5f_java">{</text:span></text:p>
      <text:p text:style-name="P26"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26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26"><text:s text:c="16"/>temp <text:span text:style-name="symbol0_5f_java">+=</text:span> <text:span text:style-name="string_5f_java">"["</text:span><text:span text:style-name="symbol0_5f_java">;</text:span></text:p>
      <text:p text:style-name="P26"><text:s text:c="12"/><text:span text:style-name="symbol0_5f_java">}</text:span></text:p>
      <text:p text:style-name="P26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I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C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Ljava/lang/String;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Z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D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><text:soft-page-break/><text:s text:c="16"/>temp <text:span text:style-name="symbol0_5f_java">+=</text:span> <text:span text:style-name="string_5f_java">"I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><text:s text:c="16"/>temp <text:span text:style-name="symbol0_5f_java">+=</text:span> <text:span text:style-name="string_5f_java">"C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><text:s text:c="16"/>temp <text:span text:style-name="symbol0_5f_java">+=</text:span> <text:span text:style-name="string_5f_java">"Ljava/lang/String;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><text:s text:c="16"/>temp <text:span text:style-name="symbol0_5f_java">+=</text:span> <text:span text:style-name="string_5f_java">"Z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><text:s text:c="16"/>temp <text:span text:style-name="symbol0_5f_java">+=</text:span> <text:span text:style-name="string_5f_java">"D"</text:span><text:span text:style-name="symbol0_5f_java">;</text:span></text:p>
      <text:p text:style-name="P26"><text:s text:c="12"/><text:span text:style-name="symbol0_5f_java">}</text:span></text:p>
      <text:p text:style-name="P26"><text:s text:c="12"/>newPars.<text:span text:style-name="member0_5f_java">add</text:span><text:span text:style-name="symbol0_5f_java">(</text:span>temp<text:span text:style-name="symbol0_5f_java">);</text:span></text:p>
      <text:p text:style-name="P26"><text:s text:c="12"/>temp <text:span text:style-name="symbol0_5f_java">=</text:span> <text:span text:style-name="string_5f_java">""</text:span><text:span text:style-name="symbol0_5f_java">;</text:span></text:p>
      <text:p text:style-name="P26"><text:s text:c="8"/><text:span text:style-name="symbol0_5f_java">}</text:span></text:p>
      <text:p text:style-name="P26"><text:s text:c="8"/>m_parTypes <text:span text:style-name="symbol0_5f_java">=</text:span> newPars<text:span text:style-name="symbol0_5f_java">;</text:span></text:p>
      <text:p text:style-name="P26"><text:s text:c="4"/><text:span text:style-name="symbol0_5f_java">}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Создаёт дескриптор функции из массива параметров и возвращаемого значения</text:span></text:p>
      <text:p text:style-name="P26"><text:span text:style-name="comment_5f_multi_5f_java"><text:s text:c="5"/>* в формате NameAndType_info</text:span></text:p>
      <text:p text:style-name="P26"><text:span text:style-name="comment_5f_multi_5f_java"><text:s text:c="5"/>*/</text:span></text:p>
      <text:p text:style-name="P26"><text:s text:c="4"/><text:span text:style-name="keyword0_5f_java">public</text:span> <text:span text:style-name="keyword0_5f_java">static</text:span> <text:span text:style-name="keyword2_5f_java">String</text:span> makeDescriptor<text:span text:style-name="symbol0_5f_java">(</text:span>ArrayList<text:span text:style-name="symbol0_5f_java">&lt;</text:span><text:span text:style-name="keyword2_5f_java">String</text:span><text:span text:style-name="symbol0_5f_java">&gt;</text:span> parTypes, <text:span text:style-name="keyword2_5f_java">String</text:span> ret<text:span text:style-name="symbol0_5f_java">)</text:span> <text:span text:style-name="symbol0_5f_java">{</text:span></text:p>
      <text:p text:style-name="P26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26"><text:s text:c="8"/>temp <text:span text:style-name="symbol0_5f_java">+=</text:span> <text:span text:style-name="string_5f_java">"("</text:span><text:span text:style-name="symbol0_5f_java">;</text:span></text:p>
      <text:p text:style-name="P26"><text:s text:c="8"/><text:span text:style-name="keyword0_5f_java">for</text:span> <text:span text:style-name="symbol0_5f_java">(</text:span><text:span text:style-name="keyword2_5f_java">String</text:span> s <text:span text:style-name="symbol0_5f_java">:</text:span> parTypes<text:span text:style-name="symbol0_5f_java">)</text:span> <text:span text:style-name="symbol0_5f_java">{</text:span></text:p>
      <text:p text:style-name="P26"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26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26"><text:s text:c="16"/>temp <text:span text:style-name="symbol0_5f_java">+=</text:span> <text:span text:style-name="string_5f_java">"["</text:span><text:span text:style-name="symbol0_5f_java">;</text:span></text:p>
      <text:p text:style-name="P26"><text:s text:c="12"/><text:span text:style-name="symbol0_5f_java">}</text:span></text:p>
      <text:p text:style-name="P26"/>
      <text:p text:style-name="P26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I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C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D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Ljava/lang/String;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26"><text:s text:c="16"/>temp <text:span text:style-name="symbol0_5f_java">+=</text:span> <text:span text:style-name="string_5f_java">"Z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/>
      <text:p text:style-name="P26"><text:s text:c="16"/>temp <text:span text:style-name="symbol0_5f_java">+=</text:span> <text:span text:style-name="string_5f_java">"I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/>
      <text:p text:style-name="P26"><text:s text:c="16"/>temp <text:span text:style-name="symbol0_5f_java">+=</text:span> <text:span text:style-name="string_5f_java">"D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/>
      <text:p text:style-name="P26"><text:s text:c="16"/>temp <text:span text:style-name="symbol0_5f_java">+=</text:span> <text:span text:style-name="string_5f_java">"C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/>
      <text:p text:style-name="P26"><text:soft-page-break/><text:s text:c="16"/>temp <text:span text:style-name="symbol0_5f_java">+=</text:span> <text:span text:style-name="string_5f_java">"Ljava/lang/String;"</text:span><text:span text:style-name="symbol0_5f_java">;</text:span></text:p>
      <text:p text:style-name="P26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6"/>
      <text:p text:style-name="P26"><text:s text:c="16"/>temp <text:span text:style-name="symbol0_5f_java">+=</text:span> <text:span text:style-name="string_5f_java">"Z"</text:span><text:span text:style-name="symbol0_5f_java">;</text:span></text:p>
      <text:p text:style-name="P26"><text:s text:c="12"/><text:span text:style-name="symbol0_5f_java">}</text:span></text:p>
      <text:p text:style-name="P26"><text:s text:c="8"/><text:span text:style-name="symbol0_5f_java">}</text:span></text:p>
      <text:p text:style-name="P26"><text:s text:c="8"/>temp <text:span text:style-name="symbol0_5f_java">+=</text:span> <text:span text:style-name="string_5f_java">")"</text:span><text:span text:style-name="symbol0_5f_java">;</text:span></text:p>
      <text:p text:style-name="P26"><text:s text:c="8"/>temp <text:span text:style-name="symbol0_5f_java">+=</text:span> ret<text:span text:style-name="symbol0_5f_java">;</text:span></text:p>
      <text:p text:style-name="P26"><text:s text:c="8"/><text:span text:style-name="keyword0_5f_java">return</text:span> temp<text:span text:style-name="symbol0_5f_java">;</text:span></text:p>
      <text:p text:style-name="P26"/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Устанавливает имя функции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setName<text:span text:style-name="symbol0_5f_java">(</text:span><text:span text:style-name="keyword2_5f_java">String</text:span> newName<text:span text:style-name="symbol0_5f_java">)</text:span> <text:span text:style-name="symbol0_5f_java">{</text:span></text:p>
      <text:p text:style-name="P26"><text:s text:c="8"/>m_name <text:span text:style-name="symbol0_5f_java">=</text:span> newName<text:span text:style-name="symbol0_5f_java">;</text:span></text:p>
      <text:p text:style-name="P26"><text:s text:c="4"/><text:span text:style-name="symbol0_5f_java">}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Устанавливает тип возращаемого значения</text:span></text:p>
      <text:p text:style-name="P26"><text:span text:style-name="comment_5f_multi_5f_java"><text:s text:c="5"/>*/</text:span></text:p>
      <text:p text:style-name="P26"><text:s text:c="4"/><text:span text:style-name="keyword0_5f_java">public</text:span> <text:span text:style-name="keyword3_5f_java">void</text:span> setReturnType<text:span text:style-name="symbol0_5f_java">(</text:span><text:span text:style-name="keyword2_5f_java">String</text:span> type<text:span text:style-name="symbol0_5f_java">)</text:span> <text:span text:style-name="symbol0_5f_java">{</text:span></text:p>
      <text:p text:style-name="P26"><text:s text:c="8"/>m_returnType <text:span text:style-name="symbol0_5f_java">=</text:span> type<text:span text:style-name="symbol0_5f_java">;</text:span></text:p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Устанавливает ID записи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26"><text:s text:c="8"/>m_ID <text:span text:style-name="symbol0_5f_java">=</text:span> id<text:span text:style-name="symbol0_5f_java">;</text:span></text:p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Устанавливает число параметров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setParCount<text:span text:style-name="symbol0_5f_java">(</text:span><text:span text:style-name="keyword3_5f_java">int</text:span> count<text:span text:style-name="symbol0_5f_java">)</text:span> <text:span text:style-name="symbol0_5f_java">{</text:span></text:p>
      <text:p text:style-name="P26"><text:s text:c="8"/>m_parCount <text:span text:style-name="symbol0_5f_java">=</text:span> count<text:span text:style-name="symbol0_5f_java">;</text:span></text:p>
      <text:p text:style-name="P26"><text:s text:c="4"/><text:span text:style-name="symbol0_5f_java">}</text:span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 text:c="4"/><text:span text:style-name="comment_5f_multi_5f_java">/*</text:span></text:p>
      <text:p text:style-name="P26"><text:span text:style-name="comment_5f_multi_5f_java"><text:s text:c="5"/>* Устанавливает типы параметров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setParTypes<text:span text:style-name="symbol0_5f_java">(</text:span>ArrayList<text:span text:style-name="symbol0_5f_java">&lt;</text:span><text:span text:style-name="keyword2_5f_java">String</text:span><text:span text:style-name="symbol0_5f_java">&gt;</text:span> <text:span text:style-name="keyword2_5f_java">types</text:span><text:span text:style-name="symbol0_5f_java">)</text:span> <text:span text:style-name="symbol0_5f_java">{</text:span></text:p>
      <text:p text:style-name="P26"><text:s text:c="8"/>m_parTypes <text:span text:style-name="symbol0_5f_java">=</text:span> <text:span text:style-name="keyword2_5f_java">types</text:span><text:span text:style-name="symbol0_5f_java">;</text:span></text:p>
      <text:p text:style-name="P26"><text:s text:c="4"/><text:span text:style-name="symbol0_5f_java">}</text:span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oft-page-break/><text:s text:c="4"/><text:span text:style-name="comment_5f_multi_5f_java">/*</text:span></text:p>
      <text:p text:style-name="P26"><text:span text:style-name="comment_5f_multi_5f_java"><text:s text:c="5"/>* Возвращает имя записи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2_5f_java">String</text:span> getName<text:span text:style-name="symbol0_5f_java">()</text:span> <text:span text:style-name="symbol0_5f_java">{</text:span></text:p>
      <text:p text:style-name="P26"><text:s text:c="8"/><text:span text:style-name="keyword0_5f_java">return</text:span> m_name<text:span text:style-name="symbol0_5f_java">;</text:span></text:p>
      <text:p text:style-name="P26"><text:s text:c="4"/><text:span text:style-name="symbol0_5f_java">}</text:span></text:p>
      <text:p text:style-name="P26"><text:span text:style-name="symbol0_5f_java"/></text:p>
      <text:p text:style-name="P26"><text:span text:style-name="symbol0_5f_java"/></text:p>
      <text:p text:style-name="P26"><text:s text:c="4"/><text:span text:style-name="comment_5f_multi_5f_java">/*</text:span></text:p>
      <text:p text:style-name="P26"><text:span text:style-name="comment_5f_multi_5f_java"><text:s text:c="5"/>* Возвращает ID записи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26"><text:s text:c="8"/><text:span text:style-name="keyword0_5f_java">return</text:span> m_ID<text:span text:style-name="symbol0_5f_java">;</text:span></text:p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Возвращает тип возвращаемого значения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2_5f_java">String</text:span> getReturnType<text:span text:style-name="symbol0_5f_java">()</text:span> <text:span text:style-name="symbol0_5f_java">{</text:span></text:p>
      <text:p text:style-name="P26"><text:s text:c="8"/><text:span text:style-name="keyword0_5f_java">return</text:span> m_returnType<text:span text:style-name="symbol0_5f_java">;</text:span></text:p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Возвращает количество параметров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int</text:span> getParCount<text:span text:style-name="symbol0_5f_java">()</text:span> <text:span text:style-name="symbol0_5f_java">{</text:span></text:p>
      <text:p text:style-name="P26"><text:s text:c="8"/><text:span text:style-name="keyword0_5f_java">return</text:span> m_parCount<text:span text:style-name="symbol0_5f_java">;</text:span></text:p>
      <text:p text:style-name="P26"><text:s text:c="4"/><text:span text:style-name="symbol0_5f_java">}</text:span></text:p>
      <text:p text:style-name="P26"/>
      <text:p text:style-name="P26"><text:s text:c="4"/><text:span text:style-name="comment_5f_multi_5f_java">/*</text:span></text:p>
      <text:p text:style-name="P26"><text:span text:style-name="comment_5f_multi_5f_java"><text:s text:c="5"/>* Возвращает массив с типами параметров</text:span></text:p>
      <text:p text:style-name="P26"><text:span text:style-name="comment_5f_multi_5f_java"><text:s text:c="5"/>*/</text:span></text:p>
      <text:p text:style-name="P26"><text:s text:c="4"/><text:span text:style-name="keyword0_5f_java">public</text:span> ArrayList<text:span text:style-name="symbol0_5f_java">&lt;</text:span><text:span text:style-name="keyword2_5f_java">String</text:span><text:span text:style-name="symbol0_5f_java">&gt;</text:span> getParTypes<text:span text:style-name="symbol0_5f_java">()</text:span> <text:span text:style-name="symbol0_5f_java">{</text:span></text:p>
      <text:p text:style-name="P26"><text:s text:c="8"/><text:span text:style-name="keyword0_5f_java">return</text:span> m_parTypes<text:span text:style-name="symbol0_5f_java">;</text:span></text:p>
      <text:p text:style-name="P26"><text:s text:c="4"/><text:span text:style-name="symbol0_5f_java">}</text:span></text:p>
      <text:p text:style-name="P26"><text:span text:style-name="symbol0_5f_java"/></text:p>
      <text:p text:style-name="P26"><text:s text:c="4"/><text:span text:style-name="comment_5f_multi_5f_java">/*</text:span></text:p>
      <text:p text:style-name="P26"><text:span text:style-name="comment_5f_multi_5f_java"><text:s text:c="5"/>* Возвращает индекс в таблице констант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int</text:span> getConstTableID<text:span text:style-name="symbol0_5f_java">()</text:span> <text:span text:style-name="symbol0_5f_java">{</text:span></text:p>
      <text:p text:style-name="P26"><text:s text:c="8"/><text:span text:style-name="keyword0_5f_java">return</text:span> m_constTableID<text:span text:style-name="symbol0_5f_java">;</text:span></text:p>
      <text:p text:style-name="P26"><text:s text:c="4"/><text:span text:style-name="symbol0_5f_java">}</text:span></text:p>
      <text:p text:style-name="P26"><text:s text:c="4"/><text:span text:style-name="comment_5f_multi_5f_java">/*</text:span></text:p>
      <text:p text:style-name="P26"><text:span text:style-name="comment_5f_multi_5f_java"><text:s text:c="5"/>* Устанавливает индекс в таблице констант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setConstTable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26"><text:s text:c="8"/>m_constTableID <text:span text:style-name="symbol0_5f_java">=</text:span> id<text:span text:style-name="symbol0_5f_java">;</text:span></text:p>
      <text:p text:style-name="P26"><text:s text:c="4"/><text:span text:style-name="symbol0_5f_java">}</text:span></text:p>
      <text:p text:style-name="P26"><text:soft-page-break/><text:s text:c="4"/><text:span text:style-name="comment_5f_multi_5f_java">/*</text:span></text:p>
      <text:p text:style-name="P26"><text:span text:style-name="comment_5f_multi_5f_java"><text:s text:c="5"/>* Печатает строку в stdout</text:span></text:p>
      <text:p text:style-name="P26"><text:span text:style-name="comment_5f_multi_5f_java"><text:s text:c="5"/>*/</text:span></text:p>
      <text:p text:style-name="P26"/>
      <text:p text:style-name="P26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26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d|%s|%s|%d|%s|</text:span><text:span text:style-name="escaped_5f_java">\n</text:span><text:span text:style-name="string_5f_java">"</text:span>, m_ID, m_constTableID, m_returnType, m_name, m_parCount, m_descriptor<text:span text:style-name="symbol0_5f_java">);</text:span></text:p>
      <text:p text:style-name="P26"/>
      <text:p text:style-name="P26"><text:s text:c="4"/><text:span text:style-name="symbol0_5f_java">}</text:span></text:p>
      <text:p text:style-name="P26"><text:span text:style-name="symbol0_5f_java">}</text:span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6"><text:span text:style-name="symbol0_5f_java"/></text:p>
      <text:p text:style-name="P25"><text:span text:style-name="symbol0_5f_java"/></text:p>
      <text:p text:style-name="P29"><text:soft-page-break/>Класс строки таблицы констант</text:p>
      <text:p text:style-name="P23"/>
      <text:p text:style-name="P23"><text:span text:style-name="keyword2_5f_java">package</text:span> semantic<text:span text:style-name="symbol0_5f_java">;</text:span></text:p>
      <text:p text:style-name="P23"/>
      <text:p text:style-name="P23"><text:span text:style-name="keyword0_5f_java">import</text:span> java.<text:span text:style-name="member0_5f_java">util</text:span>.<text:span text:style-name="symbol0_5f_java">*;</text:span></text:p>
      <text:p text:style-name="P23"/>
      <text:p text:style-name="P23"><text:span text:style-name="comment_5f_multi_5f_java">/**</text:span></text:p>
      <text:p text:style-name="P23"><text:span text:style-name="comment_5f_multi_5f_java"><text:s/>* Строка таблицы констант</text:span></text:p>
      <text:p text:style-name="P23"><text:span text:style-name="comment_5f_multi_5f_java"><text:s/>*/</text:span></text:p>
      <text:p text:style-name="P23"><text:span text:style-name="comment_5f_multi_5f_java">/*</text:span></text:p>
      <text:p text:style-name="P23"><text:span text:style-name="comment_5f_multi_5f_java"><text:s/>* |constantID|Locations|typeOfConstant|value|</text:span></text:p>
      <text:p text:style-name="P23"><text:span text:style-name="comment_5f_multi_5f_java"><text:s/>* </text:span></text:p>
      <text:p text:style-name="P23"><text:span text:style-name="comment_5f_multi_5f_java">*/</text:span></text:p>
      <text:p text:style-name="P23"><text:span text:style-name="keyword0_5f_java">public</text:span> <text:span text:style-name="keyword2_5f_java">class</text:span> ConstantsTableRow <text:span text:style-name="symbol0_5f_java">{</text:span></text:p>
      <text:p text:style-name="P23"/>
      <text:p text:style-name="P23"><text:s text:c="4"/><text:span text:style-name="comment_5f_multi_5f_java">/**</text:span></text:p>
      <text:p text:style-name="P23"><text:span text:style-name="comment_5f_multi_5f_java"><text:s text:c="5"/>* Статический счётчик для вычисления следующего ID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0_5f_java">static</text:span> <text:span text:style-name="keyword3_5f_java">int</text:span> m_constantIDCount <text:span text:style-name="symbol0_5f_java">=</text:span> <text:span text:style-name="number_5f_java">1</text:span><text:span text:style-name="symbol0_5f_java">;</text:span></text:p>
      <text:p text:style-name="P23"><text:s text:c="4"/><text:span text:style-name="comment_5f_multi_5f_java">/**</text:span></text:p>
      <text:p text:style-name="P23"><text:span text:style-name="comment_5f_multi_5f_java"><text:s text:c="5"/>* Идентификатор константы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3_5f_java">int</text:span> m_constantID<text:span text:style-name="symbol0_5f_java">;</text:span></text:p>
      <text:p text:style-name="P23"><text:s text:c="4"/><text:span text:style-name="comment_5f_multi_5f_java">/**</text:span></text:p>
      <text:p text:style-name="P23"><text:span text:style-name="comment_5f_multi_5f_java"><text:s text:c="5"/>* Местоположения в коде</text:span></text:p>
      <text:p text:style-name="P23"><text:span text:style-name="comment_5f_multi_5f_java"><text:s text:c="5"/>*/</text:span></text:p>
      <text:p text:style-name="P23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ations<text:span text:style-name="symbol0_5f_java">;</text:span></text:p>
      <text:p text:style-name="P23"><text:s text:c="4"/><text:span text:style-name="comment_5f_multi_5f_java">/**</text:span></text:p>
      <text:p text:style-name="P23"><text:span text:style-name="comment_5f_multi_5f_java"><text:s text:c="5"/>* Тип константы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2_5f_java">String</text:span> m_typeOfConstant<text:span text:style-name="symbol0_5f_java">;</text:span></text:p>
      <text:p text:style-name="P23"><text:s text:c="4"/><text:span text:style-name="comment_5f_multi_5f_java">/**</text:span></text:p>
      <text:p text:style-name="P23"><text:span text:style-name="comment_5f_multi_5f_java"><text:s text:c="5"/>* Значение константы</text:span></text:p>
      <text:p text:style-name="P23"><text:span text:style-name="comment_5f_multi_5f_java"><text:s text:c="5"/>*/</text:span></text:p>
      <text:p text:style-name="P23"><text:s text:c="4"/><text:span text:style-name="keyword0_5f_java">private</text:span> <text:span text:style-name="keyword2_5f_java">Object</text:span> m_value<text:span text:style-name="symbol0_5f_java">;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 text:c="4"/><text:span text:style-name="comment_5f_multi_5f_java">/*</text:span></text:p>
      <text:p text:style-name="P23"><text:span text:style-name="comment_5f_multi_5f_java"><text:s text:c="5"/>* Конструктор, создающий строку таблицы констант с положениями в коде locs,</text:span></text:p>
      <text:p text:style-name="P23"><text:span text:style-name="comment_5f_multi_5f_java"><text:s text:c="5"/>* типом type и значением константы value</text:span></text:p>
      <text:p text:style-name="P23"><text:span text:style-name="comment_5f_multi_5f_java"><text:s text:c="5"/>*/</text:span></text:p>
      <text:p text:style-name="P23"><text:s text:c="4"/><text:span text:style-name="keyword0_5f_java">public</text:span> Constant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23"><text:s text:c="8"/>m_locations <text:span text:style-name="symbol0_5f_java">=</text:span> locs<text:span text:style-name="symbol0_5f_java">;</text:span></text:p>
      <text:p text:style-name="P23"><text:s text:c="8"/>m_typeOfConstant <text:span text:style-name="symbol0_5f_java">=</text:span> <text:span text:style-name="keyword25_5f_java5">type</text:span><text:span text:style-name="symbol0_5f_java">;</text:span></text:p>
      <text:p text:style-name="P23"><text:s text:c="8"/>m_value <text:span text:style-name="symbol0_5f_java">=</text:span> value<text:span text:style-name="symbol0_5f_java">;</text:span></text:p>
      <text:p text:style-name="P23"><text:s text:c="8"/>m_constantID <text:span text:style-name="symbol0_5f_java">=</text:span> m_constantIDCount<text:span text:style-name="symbol0_5f_java">;</text:span></text:p>
      <text:p text:style-name="P23"><text:s text:c="8"/>m_constantIDCount<text:span text:style-name="symbol0_5f_java">++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Конструктор, создающий строку таблицы констант с положением loc, типом</text:span></text:p>
      <text:p text:style-name="P23"><text:span text:style-name="comment_5f_multi_5f_java"><text:s text:c="5"/>* type и значением константы value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ConstantsTableRow<text:span text:style-name="symbol0_5f_java">(</text:span><text:span text:style-name="keyword3_5f_java">int</text:span> loc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23"><text:s text:c="8"/>m_location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23"><text:s text:c="8"/>m_locations.<text:span text:style-name="member0_5f_java">add</text:span><text:span text:style-name="symbol0_5f_java">(</text:span><text:span text:style-name="keyword2_5f_java">Integer</text:span>.<text:span text:style-name="member0_5f_java">valueOf</text:span><text:span text:style-name="symbol0_5f_java">(</text:span>loc<text:span text:style-name="symbol0_5f_java">));</text:span></text:p>
      <text:p text:style-name="P23"><text:s text:c="8"/>m_typeOfConstant <text:span text:style-name="symbol0_5f_java">=</text:span> <text:span text:style-name="keyword25_5f_java5">type</text:span><text:span text:style-name="symbol0_5f_java">;</text:span></text:p>
      <text:p text:style-name="P23"><text:s text:c="8"/>m_value <text:span text:style-name="symbol0_5f_java">=</text:span> value<text:span text:style-name="symbol0_5f_java">;</text:span></text:p>
      <text:p text:style-name="P23"><text:s text:c="8"/>m_constantID <text:span text:style-name="symbol0_5f_java">=</text:span> m_constantIDCount<text:span text:style-name="symbol0_5f_java">;</text:span></text:p>
      <text:p text:style-name="P23"><text:s text:c="8"/>m_constantIDCount<text:span text:style-name="symbol0_5f_java">++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номера строк в коде, где встретилась константа</text:span></text:p>
      <text:p text:style-name="P23"><text:span text:style-name="comment_5f_multi_5f_java"><text:s text:c="5"/>*/</text:span></text:p>
      <text:p text:style-name="P23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ation<text:span text:style-name="symbol0_5f_java">()</text:span> <text:span text:style-name="symbol0_5f_java">{</text:span></text:p>
      <text:p text:style-name="P23"><text:s text:c="8"/><text:span text:style-name="keyword0_5f_java">return</text:span> m_locations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Устанавливает ID константы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23"><text:s text:c="8"/>m_constantID <text:span text:style-name="symbol0_5f_java">=</text:span> id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номер строки первого вхождения константы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2_5f_java">Integer</text:span> getLowestLocation<text:span text:style-name="symbol0_5f_java">()</text:span> <text:span text:style-name="symbol0_5f_java">{</text:span></text:p>
      <text:p text:style-name="P23"><text:s text:c="8"/><text:span text:style-name="keyword2_5f_java">Integer</text:span> <text:span text:style-name="keyword127_5f_java5">result</text:span> <text:span text:style-name="symbol0_5f_java">=</text:span> <text:span text:style-name="keyword1_5f_java">null</text:span><text:span text:style-name="symbol0_5f_java">;</text:span></text:p>
      <text:p text:style-name="P23"><text:s text:c="8"/><text:span text:style-name="keyword3_5f_java">int</text:span> lowest <text:span text:style-name="symbol0_5f_java">=</text:span> m_locations.<text:span text:style-name="member0_5f_java">get</text:span><text:span text:style-name="symbol0_5f_java">(</text:span><text:span text:style-name="number_5f_java">0</text:span><text:span text:style-name="symbol0_5f_java">);</text:span></text:p>
      <text:p text:style-name="P23"><text:s text:c="8"/><text:span text:style-name="keyword0_5f_java">for</text:span> <text:span text:style-name="symbol0_5f_java">(</text:span><text:span text:style-name="keyword2_5f_java">Integer</text:span> inte <text:span text:style-name="symbol0_5f_java">:</text:span> m_locations<text:span text:style-name="symbol0_5f_java">)</text:span> <text:span text:style-name="symbol0_5f_java">{</text:span></text:p>
      <text:p text:style-name="P23"><text:s text:c="12"/><text:span text:style-name="keyword0_5f_java">if</text:span> <text:span text:style-name="symbol0_5f_java">(</text:span>inte.<text:span text:style-name="member0_5f_java">intValue</text:span><text:span text:style-name="symbol0_5f_java">()</text:span> <text:span text:style-name="symbol0_5f_java">&lt;</text:span> lowest<text:span text:style-name="symbol0_5f_java">)</text:span> <text:span text:style-name="symbol0_5f_java">{</text:span></text:p>
      <text:p text:style-name="P23"><text:s text:c="16"/>lowest <text:span text:style-name="symbol0_5f_java">=</text:span> inte.<text:span text:style-name="member0_5f_java">intValue</text:span><text:span text:style-name="symbol0_5f_java">();</text:span></text:p>
      <text:p text:style-name="P23"><text:soft-page-break/><text:s text:c="12"/><text:span text:style-name="symbol0_5f_java">}</text:span></text:p>
      <text:p text:style-name="P23"><text:s text:c="8"/><text:span text:style-name="symbol0_5f_java">}</text:span></text:p>
      <text:p text:style-name="P23"/>
      <text:p text:style-name="P23"><text:s text:c="8"/><text:span text:style-name="keyword127_5f_java5">result</text:span> <text:span text:style-name="symbol0_5f_java">=</text:span> <text:span text:style-name="keyword2_5f_java">Integer</text:span>.<text:span text:style-name="member0_5f_java">valueOf</text:span><text:span text:style-name="symbol0_5f_java">(</text:span>lowest<text:span text:style-name="symbol0_5f_java">);</text:span></text:p>
      <text:p text:style-name="P23"/>
      <text:p text:style-name="P23"><text:s text:c="8"/><text:span text:style-name="keyword0_5f_java">return</text:span> <text:span text:style-name="keyword127_5f_java5">result</text:span>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тип константы в виде строки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23"><text:s text:c="8"/><text:span text:style-name="keyword0_5f_java">return</text:span> m_typeOfConstant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значение константы (может быть преобразовано в любой тип)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23"><text:s text:c="8"/><text:span text:style-name="keyword0_5f_java">return</text:span> m_value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keyword0_5f_java">public</text:span> <text:span text:style-name="keyword2_5f_java">String</text:span> getStringValue<text:span text:style-name="symbol0_5f_java">()</text:span> <text:span text:style-name="symbol0_5f_java">{</text:span></text:p>
      <text:p text:style-name="P23"><text:s text:c="8"/><text:span text:style-name="keyword0_5f_java">return</text:span> m_value.<text:span text:style-name="member0_5f_java">toString</text:span><text:span text:style-name="symbol0_5f_java">()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Возвращает ID константы в таблице констант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23"><text:s text:c="8"/><text:span text:style-name="keyword0_5f_java">return</text:span> m_constantID<text:span text:style-name="symbol0_5f_java">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Устанавливает положения константы в коде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void</text:span> setLocations<text:span text:style-name="symbol0_5f_java">(</text:span>ArrayList<text:span text:style-name="symbol0_5f_java">&lt;</text:span><text:span text:style-name="keyword2_5f_java">Integer</text:span><text:span text:style-name="symbol0_5f_java">&gt;</text:span> in_locs<text:span text:style-name="symbol0_5f_java">)</text:span> <text:span text:style-name="symbol0_5f_java">{</text:span></text:p>
      <text:p text:style-name="P23"><text:s text:c="8"/>m_locations <text:span text:style-name="symbol0_5f_java">=</text:span> in_locs<text:span text:style-name="symbol0_5f_java">;</text:span></text:p>
      <text:p text:style-name="P23"><text:s text:c="4"/><text:span text:style-name="symbol0_5f_java">}</text:span></text:p>
      <text:p text:style-name="P23"/>
      <text:p text:style-name="P23"><text:s text:c="4"/><text:span text:style-name="comment_5f_multi_5f_java">/*</text:span></text:p>
      <text:p text:style-name="P23"><text:span text:style-name="comment_5f_multi_5f_java"><text:s text:c="5"/>* Добавляет положение константы в коде</text:span></text:p>
      <text:p text:style-name="P23"><text:span text:style-name="comment_5f_multi_5f_java"><text:s text:c="5"/>*/</text:span></text:p>
      <text:p text:style-name="P23"><text:s text:c="4"/><text:span text:style-name="keyword0_5f_java">public</text:span> <text:span text:style-name="keyword3_5f_java">void</text:span> addLocation<text:span text:style-name="symbol0_5f_java">(</text:span><text:span text:style-name="keyword2_5f_java">Integer</text:span> in_loc<text:span text:style-name="symbol0_5f_java">)</text:span> <text:span text:style-name="symbol0_5f_java">{</text:span></text:p>
      <text:p text:style-name="P23"><text:s text:c="8"/>m_locations.<text:span text:style-name="member0_5f_java">add</text:span><text:span text:style-name="symbol0_5f_java">(</text:span>in_loc<text:span text:style-name="symbol0_5f_java">);</text:span></text:p>
      <text:p text:style-name="P23"><text:s text:c="4"/><text:span text:style-name="symbol0_5f_java">}</text:span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pan text:style-name="symbol0_5f_java"/></text:p>
      <text:p text:style-name="P23"><text:soft-page-break/><text:s text:c="4"/><text:span text:style-name="comment_5f_multi_5f_java">/*</text:span></text:p>
      <text:p text:style-name="P23"><text:span text:style-name="comment_5f_multi_5f_java"><text:s text:c="5"/>* Устанавливает тип константы (например, "UTF-8")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void</text:span> setType<text:span text:style-name="symbol0_5f_java">(</text:span><text:span text:style-name="keyword2_5f_java">String</text:span> in_type<text:span text:style-name="symbol0_5f_java">)</text:span> <text:span text:style-name="symbol0_5f_java">{</text:span></text:p>
      <text:p text:style-name="P23"><text:s text:c="8"/>m_typeOfConstant <text:span text:style-name="symbol0_5f_java">=</text:span> in_type<text:span text:style-name="symbol0_5f_java">;</text:span></text:p>
      <text:p text:style-name="P23"><text:s text:c="4"/><text:span text:style-name="symbol0_5f_java">}</text:span></text:p>
      <text:p text:style-name="P23"><text:s text:c="4"/><text:span text:style-name="comment_5f_multi_5f_java">/*</text:span></text:p>
      <text:p text:style-name="P23"><text:span text:style-name="comment_5f_multi_5f_java"><text:s text:c="5"/>* Установливает значение константы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void</text:span> setValue<text:span text:style-name="symbol0_5f_java">(</text:span><text:span text:style-name="keyword2_5f_java">Object</text:span> in_value<text:span text:style-name="symbol0_5f_java">)</text:span> <text:span text:style-name="symbol0_5f_java">{</text:span></text:p>
      <text:p text:style-name="P23"><text:s text:c="8"/>m_value <text:span text:style-name="symbol0_5f_java">=</text:span> in_value<text:span text:style-name="symbol0_5f_java">;</text:span></text:p>
      <text:p text:style-name="P23"><text:s text:c="4"/><text:span text:style-name="symbol0_5f_java">}</text:span></text:p>
      <text:p text:style-name="P23"><text:span text:style-name="symbol0_5f_java"/></text:p>
      <text:p text:style-name="P23"><text:s text:c="4"/><text:span text:style-name="comment_5f_multi_5f_java">/*</text:span></text:p>
      <text:p text:style-name="P23"><text:span text:style-name="comment_5f_multi_5f_java"><text:s text:c="5"/>* Печать строки в stdout</text:span></text:p>
      <text:p text:style-name="P23"><text:span text:style-name="comment_5f_multi_5f_java"><text:s text:c="5"/>*/</text:span></text:p>
      <text:p text:style-name="P23"/>
      <text:p text:style-name="P23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23"><text:s text:c="8"/><text:span text:style-name="keyword2_5f_java">String</text:span> numRows <text:span text:style-name="symbol0_5f_java">=</text:span> <text:span text:style-name="string_5f_java">""</text:span><text:span text:style-name="symbol0_5f_java">;</text:span></text:p>
      <text:p text:style-name="P23"><text:s text:c="8"/><text:span text:style-name="keyword2_5f_java">Set</text:span> <text:span text:style-name="keyword2_5f_java">set</text:span> <text:span text:style-name="symbol0_5f_java">=</text:span> <text:span text:style-name="keyword0_5f_java">new</text:span> <text:span text:style-name="keyword2_5f_java">HashSet</text:span><text:span text:style-name="symbol0_5f_java">();</text:span></text:p>
      <text:p text:style-name="P23"/>
      <text:p text:style-name="P23"/>
      <text:p text:style-name="P23"><text:s text:c="8"/><text:span text:style-name="keyword0_5f_java">if</text:span> <text:span text:style-name="symbol0_5f_java">(</text:span>m_locations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23"><text:s text:c="12"/><text:span text:style-name="keyword2_5f_java">Iterator</text:span> it <text:span text:style-name="symbol0_5f_java">=</text:span> m_locations.<text:span text:style-name="member0_5f_java">iterator</text:span><text:span text:style-name="symbol0_5f_java">();</text:span></text:p>
      <text:p text:style-name="P23"><text:s text:c="12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23"><text:s text:c="16"/><text:span text:style-name="keyword2_5f_java">Integer</text:span> inte <text:span text:style-name="symbol0_5f_java">=</text:span> <text:span text:style-name="symbol0_5f_java">(</text:span><text:span text:style-name="keyword2_5f_java">Integer</text:span><text:span text:style-name="symbol0_5f_java">)</text:span> it.<text:span text:style-name="member0_5f_java">next</text:span><text:span text:style-name="symbol0_5f_java">();</text:span></text:p>
      <text:p text:style-name="P23"><text:s text:c="16"/>numRows <text:span text:style-name="symbol0_5f_java">+=</text:span> inte.<text:span text:style-name="member0_5f_java">toString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23"><text:s text:c="16"/><text:span text:style-name="keyword2_5f_java">set</text:span>.<text:span text:style-name="member0_5f_java">add</text:span><text:span text:style-name="symbol0_5f_java">(</text:span>inte<text:span text:style-name="symbol0_5f_java">);</text:span></text:p>
      <text:p text:style-name="P23"><text:s text:c="12"/><text:span text:style-name="symbol0_5f_java">}</text:span></text:p>
      <text:p text:style-name="P23"><text:s text:c="12"/><text:span text:style-name="keyword0_5f_java">if</text:span> <text:span text:style-name="symbol0_5f_java">(</text:span>numRows.<text:span text:style-name="member0_5f_java">length</text:span><text:span text:style-name="symbol0_5f_java">()</text:span> <text:span text:style-name="symbol0_5f_java">&gt;</text:span> <text:span text:style-name="number_5f_java">0</text:span><text:span text:style-name="symbol0_5f_java">)</text:span> <text:span text:style-name="symbol0_5f_java">{</text:span></text:p>
      <text:p text:style-name="P23"><text:s text:c="16"/>numRows <text:span text:style-name="symbol0_5f_java">=</text:span> numRows.<text:span text:style-name="member0_5f_java">substring</text:span><text:span text:style-name="symbol0_5f_java">(</text:span><text:span text:style-name="number_5f_java">0</text:span>, numRow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23"><text:s text:c="12"/><text:span text:style-name="symbol0_5f_java">}</text:span></text:p>
      <text:p text:style-name="P23"><text:s text:c="8"/><text:span text:style-name="symbol0_5f_java">}</text:span></text:p>
      <text:p text:style-name="P23"/>
      <text:p text:style-name="P23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</text:span><text:span text:style-name="escaped_5f_java">\n</text:span><text:span text:style-name="string_5f_java">"</text:span>, m_constantID, numRows, m_typeOfConstant, m_value.<text:span text:style-name="member0_5f_java">toString</text:span><text:span text:style-name="symbol0_5f_java">());</text:span></text:p>
      <text:p text:style-name="P23"><text:s text:c="4"/><text:span text:style-name="symbol0_5f_java">}</text:span></text:p>
      <text:p text:style-name="P23"><text:span text:style-name="symbol0_5f_java">}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2_5f_java" style:display-name="keyword2_java" style:family="text">
      <style:text-properties fo:color="#003399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comment_5f_multi_5f_java" style:display-name="comment_multi_java" style:family="text">
      <style:text-properties fo:color="#666666" fo:font-style="italic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escaped_5f_java" style:display-name="escaped_java" style:family="text">
      <style:text-properties fo:color="#000099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keyword25_5f_java5" style:display-name="keyword25_java5" style:family="text">
      <style:text-properties fo:color="#003399" fo:font-style="normal" fo:font-weight="bold"/>
    </style:style>
    <style:style style:name="keyword127_5f_java5" style:display-name="keyword127_java5" style:family="text">
      <style:text-properties fo:color="#003399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9T12:12:30.76</meta:creation-date>
    <meta:generator>OpenOffice.org/3.3$Win32 OpenOffice.org_project/330m20$Build-9567</meta:generator>
    <meta:editing-duration>PT3H2M16S</meta:editing-duration>
    <meta:editing-cycles>6</meta:editing-cycles>
    <dc:date>2012-02-12T20:18:36.78</dc:date>
    <meta:document-statistic meta:table-count="4" meta:image-count="0" meta:object-count="0" meta:page-count="16" meta:paragraph-count="518" meta:word-count="1633" meta:character-count="13764"/>
  </office:meta>
</office:document-meta>
</file>